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DiasporaLine1">
      <style:graphic-properties loext:decorative="false"/>
    </style:style>
    <style:style style:name="gr2" style:family="graphic" style:parent-style-name="DiasporaShape1">
      <style:graphic-properties style:writing-mode="lr-tb" loext:decorative="false"/>
      <style:paragraph-properties style:writing-mode="lr-tb"/>
    </style:style>
    <style:style style:name="gr3" style:family="graphic" style:parent-style-name="DiasporaShape1">
      <style:graphic-properties fo:min-height="1.05cm" fo:min-width="2.88cm" style:writing-mode="lr-tb" loext:decorative="false"/>
      <style:paragraph-properties style:writing-mode="lr-tb"/>
    </style:style>
    <style:style style:name="gr4" style:family="graphic" style:parent-style-name="DiasporaShape1">
      <style:graphic-properties fo:min-height="1.05cm" fo:min-width="13.305cm" style:writing-mode="lr-tb" loext:decorative="false"/>
      <style:paragraph-properties style:writing-mode="lr-tb"/>
    </style:style>
    <style:style style:name="gr5" style:family="graphic" style:parent-style-name="DiasporaShapeRotate">
      <style:graphic-properties style:writing-mode="lr-tb" loext:decorative="false"/>
      <style:paragraph-properties style:writing-mode="lr-tb"/>
    </style:style>
    <style:style style:name="gr6" style:family="graphic" style:parent-style-name="DiasporaShape1">
      <style:graphic-properties fo:min-height="0.843cm" fo:min-width="3.641cm" style:writing-mode="lr-tb" loext:decorative="false"/>
      <style:paragraph-properties style:writing-mode="lr-tb"/>
    </style:style>
    <style:style style:name="gr7" style:family="graphic" style:parent-style-name="DiasporaShapeRotate">
      <style:graphic-properties fo:min-height="0.462cm" fo:min-width="1.892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DiasporaShape1">
      <style:graphic-properties fo:min-height="1.231cm" fo:min-width="5.165cm" style:writing-mode="lr-tb" loext:decorative="false"/>
      <style:paragraph-properties style:writing-mode="lr-tb"/>
    </style:style>
    <style:style style:name="gr10" style:family="graphic" style:parent-style-name="DiasporaShape1">
      <style:graphic-properties draw:fill="solid" draw:fill-color="#ffffff" style:writing-mode="lr-tb" loext:decorative="false"/>
      <style:paragraph-properties style:writing-mode="lr-tb"/>
    </style:style>
    <style:style style:name="gr11" style:family="graphic" style:parent-style-name="DiasporaShape1">
      <style:graphic-properties fo:min-height="1.732cm" fo:min-width="3.641cm" style:writing-mode="lr-tb" loext:decorative="false"/>
      <style:paragraph-properties style:writing-mode="lr-tb"/>
    </style:style>
    <style:style style:name="gr12" style:family="graphic" style:parent-style-name="DiasporaShape1">
      <style:graphic-properties fo:min-height="0.843cm" fo:min-width="2.244cm" style:writing-mode="lr-tb" loext:decorative="false"/>
      <style:paragraph-properties style:writing-mode="lr-tb"/>
    </style:style>
    <style:style style:name="gr13" style:family="graphic" style:parent-style-name="DiasporaShape1">
      <style:graphic-properties fo:min-height="1.732cm" fo:min-width="2.244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15" style:family="graphic" style:parent-style-name="standard" style:list-style-name="L1">
      <style:graphic-properties draw:stroke="dash" draw:stroke-dash="Long_20_Dot" svg:stroke-width="0.102cm" draw:marker-start-width="0.356cm" draw:marker-end-width="0.356cm" draw:fill="none" loext:fill-use-slide-background="false" draw:textarea-horizontal-align="justify" draw:textarea-vertical-align="bottom" draw:auto-grow-height="false" fo:min-height="10.443cm" fo:min-width="15.273cm" fo:padding-top="0cm" fo:padding-bottom="0.102cm" fo:padding-left="0cm" fo:padding-right="0cm" draw:shadow-offset-x="0.203cm" draw:shadow-offset-y="0.203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color="#5983b0" loext:opacity="100%" fo:hyphenate="false" loext:hyphenation-no-caps="false" loext:hyphenation-no-last-word="false"/>
    </style:style>
    <style:style style:name="P6" style:family="paragraph">
      <loext:graphic-properties draw:fill="solid" draw:fill-color="#ffffff"/>
      <style:paragraph-properties style:writing-mode="lr-tb"/>
      <style:text-properties fo:color="#5983b0" loext:opacity="100%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5983b0" loext:opacity="100%"/>
    </style:style>
    <style:style style:name="T3" style:family="text">
      <style:text-properties fo:color="#5983b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layer="layout" svg:x1="21.44cm" svg:y1="8.015cm" svg:x2="22.202cm" svg:y2="5.094cm">
          <text:p/>
        </draw:line>
        <draw:line draw:style-name="gr1" draw:layer="layout" svg:x1="24.808cm" svg:y1="8.001cm" svg:x2="25.57cm" svg:y2="5.08cm">
          <text:p/>
        </draw:line>
        <draw:custom-shape draw:style-name="gr2" draw:text-style-name="P1" xml:id="id3" draw:id="id3" draw:layer="layout" svg:width="3.429cm" svg:height="2.159cm" svg:x="2.783cm" svg:y="7.936cm">
          <text:p>Lambda<text:line-break/>N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1" draw:id="id1" draw:layer="layout" svg:width="4.191cm" svg:height="1.143cm" svg:x="2.402cm" svg:y="3.999cm">
          <text:p>Chir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9cm" svg:height="2.159cm" svg:x="8.625cm" svg:y="7.936cm">
          <text:p>GCE<text:line-break/>N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13.854cm" svg:height="2.159cm" svg:x="14.467cm" svg:y="7.809cm">
          <text:p>ALCF Lustr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3" draw:layer="layout" svg:width="3.048cm" svg:height="1.524cm" draw:transform="rotate (1.5707963267949) translate (3.799cm 8.063cm)">
          <text:p text:style-name="P2"><text:span text:style-name="T1">TRAC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xml:id="id2" draw:id="id2" draw:layer="layout" svg:width="4.191cm" svg:height="1.143cm" svg:x="8.244cm" svg:y="3.999cm">
          <text:p>Chirp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048cm" svg:height="1.524cm" draw:transform="rotate (1.5707963267949) translate (9.641cm 8.19cm)">
          <text:p text:style-name="P2"><text:span text:style-name="T1">TRAC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xml:id="id5" draw:id="id5" draw:layer="layout" svg:width="4.191cm" svg:height="1.143cm" svg:x="14.086cm" svg:y="3.999cm">
          <text:p>Chirp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s" svg:x1="6.593cm" svg:y1="4.57cm" svg:x2="8.244cm" svg:y2="4.57cm" draw:start-shape="id1" draw:start-glue-point="1" draw:end-shape="id2" draw:end-glue-point="3" svg:d="M6593 4570h525 599 527" svg:viewBox="0 0 1652 1">
          <text:p/>
        </draw:connector>
        <draw:connector draw:style-name="gr1" draw:layer="layout" draw:type="lines" svg:x1="12.435cm" svg:y1="4.507cm" svg:x2="14.086cm" svg:y2="4.507cm" svg:d="M12435 4507h1651" svg:viewBox="0 0 1652 1">
          <text:p/>
        </draw:connector>
        <draw:connector draw:style-name="gr8" draw:text-style-name="P4" draw:layer="layout" draw:type="curve" draw:line-skew="-1.273cm" svg:x1="2.783cm" svg:y1="9.016cm" svg:x2="2.402cm" svg:y2="4.57cm" draw:start-shape="id3" draw:start-glue-point="6" draw:end-shape="id1" draw:end-glue-point="3" svg:d="M2783 9016c-3271 0-3081-4446-381-4446" svg:viewBox="0 0 2431 4447">
          <text:p/>
        </draw:connector>
        <draw:custom-shape draw:style-name="gr9" draw:text-style-name="P1" xml:id="id4" draw:id="id4" draw:layer="layout" svg:width="5.715cm" svg:height="1.905cm" svg:x="1.386cm" svg:y="0.189cm">
          <text:p>workflow.sh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4" draw:layer="layout" draw:type="lines" svg:x1="4.243cm" svg:y1="1.982cm" svg:x2="4.497cm" svg:y2="3.999cm" draw:start-shape="id4" draw:start-glue-point="6" draw:end-shape="id1" draw:end-glue-point="0" svg:d="M4243 1982v638l254 852v527" svg:viewBox="0 0 255 2018">
          <text:p/>
        </draw:connector>
        <draw:connector draw:style-name="gr8" draw:text-style-name="P4" draw:layer="layout" draw:type="lines" svg:x1="4.243cm" svg:y1="1.982cm" svg:x2="10.339cm" svg:y2="3.999cm" draw:start-shape="id4" draw:start-glue-point="6" draw:end-shape="id2" draw:end-glue-point="0" svg:d="M4243 1982v638l6096 852v527" svg:viewBox="0 0 6097 2018">
          <text:p/>
        </draw:connector>
        <draw:connector draw:style-name="gr8" draw:text-style-name="P4" draw:layer="layout" draw:type="lines" svg:x1="4.243cm" svg:y1="1.982cm" svg:x2="16.181cm" svg:y2="3.999cm" draw:start-shape="id4" draw:start-glue-point="6" draw:end-shape="id5" draw:end-glue-point="0" svg:d="M4243 1982v638l11938 852v527" svg:viewBox="0 0 11939 2018">
          <text:p/>
        </draw:connector>
        <draw:custom-shape draw:style-name="gr10" draw:text-style-name="P6" draw:layer="layout" svg:width="6.096cm" svg:height="0.762cm" svg:x="3.799cm" svg:y="2.475cm">
          <text:p text:style-name="P5"><text:span text:style-name="T2">thirdput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6" draw:id="id6" draw:layer="layout" svg:width="4.191cm" svg:height="2.032cm" svg:x="16.637cm" svg:y="5.461cm">
          <text:p>Monitor /<text:line-break/>Predict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94cm" svg:height="1.143cm" svg:x="24.835cm" svg:y="3.937cm">
          <text:p>App2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s" svg:x1="15.175cm" svg:y1="6.604cm" svg:x2="16.826cm" svg:y2="6.604cm" svg:d="M15175 6604h1651" svg:viewBox="0 0 1652 1">
          <text:p/>
        </draw:connector>
        <draw:custom-shape draw:style-name="gr7" draw:text-style-name="P3" draw:layer="layout" svg:width="3.048cm" svg:height="1.524cm" draw:transform="rotate (1.5707963267949) translate (14.783cm 8.063cm)">
          <text:p text:style-name="P2"><text:span text:style-name="T1">TRAC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" draw:layer="layout" svg:width="2.794cm" svg:height="1.143cm" svg:x="21.535cm" svg:y="3.953cm">
          <text:p>App1</text:p>
          <draw:enhanced-geometry svg:viewBox="0 0 21600 21600" draw:type="rectangle" draw:enhanced-path="M 0 0 L 21600 0 21600 21600 0 21600 0 0 Z N"/>
        </draw:custom-shape>
        <draw:line draw:style-name="gr1" draw:layer="layout" svg:x1="23.552cm" svg:y1="5.08cm" svg:x2="24.187cm" svg:y2="8.001cm">
          <text:p/>
        </draw:line>
        <draw:custom-shape draw:style-name="gr13" draw:text-style-name="P1" xml:id="id7" draw:id="id7" draw:layer="layout" svg:width="2.794cm" svg:height="2.032cm" svg:x="24.835cm" svg:y="1.905cm">
          <text:p>Agent</text:p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3.127cm" svg:height="2.384cm" svg:x="25.287cm" svg:y="5.407cm">
          <draw:text-box>
            <text:p text:style-name="P7"><text:span text:style-name="T2">Local </text:span><text:span text:style-name="T2"><text:line-break/></text:span><text:span text:style-name="T2">workflow I/O</text:span></text:p>
          </draw:text-box>
        </draw:frame>
        <draw:custom-shape draw:style-name="gr15" draw:text-style-name="P10" draw:layer="layout" svg:width="15.875cm" svg:height="10.795cm" svg:x="13.208cm" svg:y="0.381cm">
          <text:p text:style-name="P9"><text:span text:style-name="T3">Polaris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s" draw:line-skew="-2.014cm" svg:x1="18.732cm" svg:y1="5.461cm" svg:x2="24.835cm" svg:y2="2.921cm" draw:start-shape="id6" draw:start-glue-point="0" draw:end-shape="id7" draw:end-glue-point="3" svg:d="M18732 5461v-2540h5577 526" svg:viewBox="0 0 6104 2541">
          <text:p/>
        </draw:connector>
        <draw:frame draw:style-name="gr16" draw:text-style-name="P4" draw:layer="layout" svg:width="4.153cm" svg:height="1.673cm" svg:x="19.85cm" svg:y="1.997cm">
          <draw:text-box>
            <text:p text:style-name="P7"><text:span text:style-name="T2">Mofka</text:span></text:p>
          </draw:text-box>
        </draw:frame>
        <draw:frame draw:style-name="gr16" draw:text-style-name="P4" draw:layer="layout" svg:width="4.153cm" svg:height="1.673cm" svg:x="8.39cm" svg:y="0.205cm">
          <draw:text-box>
            <text:p text:style-name="P7"><text:span text:style-name="T2">Octopus?</text:span></text:p>
          </draw:text-box>
        </draw:frame>
        <draw:connector draw:style-name="gr8" draw:text-style-name="P4" draw:layer="layout" draw:type="lines" draw:line-skew="-3.793cm" svg:x1="18.732cm" svg:y1="5.461cm" svg:x2="7.101cm" svg:y2="1.142cm" draw:start-shape="id6" draw:start-glue-point="0" draw:end-shape="id4" draw:end-glue-point="7" svg:d="M18732 5461v-4319h-11106-525" svg:viewBox="0 0 11632 432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sporaShape1" style:family="graphic" style:parent-style-name="standard">
      <style:graphic-properties draw:stroke="solid" svg:stroke-width="0.051cm" svg:stroke-color="#3465a4" draw:marker-start-width="0.279cm" draw:marker-start-center="false" draw:marker-end-width="0.279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1cm" fo:min-width="2.93cm" fo:padding-top="0.15cm" fo:padding-bottom="0.15cm" fo:padding-left="0.275cm" fo:padding-right="0.27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DiasporaShape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bold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iasporaShapeRotate" style:family="graphic" style:parent-style-name="DiasporaShape1">
      <style:graphic-properties fo:min-height="1.023cm" fo:min-width="0.784cm"/>
    </style:style>
    <style:style style:name="DiasporaLine1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9.21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1:24:00.437483787</meta:creation-date>
    <meta:editing-cycles>10</meta:editing-cycles>
    <meta:editing-duration>PT28M7S</meta:editing-duration>
    <dc:date>2026-01-13T15:56:55.495204663</dc:date>
    <meta:generator>LibreOffice/24.2.7.2$Linux_X86_64 LibreOffice_project/420$Build-2</meta:generator>
    <meta:document-statistic meta:object-count="31"/>
  </office:meta>
</office:document-meta>
</file>